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GSS</text:p>
          </table:table-cell>
          <table:table-cell office:value-type="string">
            <text:p>tail-heavy</text:p>
          </table:table-cell>
          <table:table-cell table:number-columns-repeated="1022"/>
        </table:table-row>
        <table:table-row table:style-name="ro1">
          <table:table-cell table:number-columns-repeated="8"/>
          <table:table-cell>
            <draw:frame table:end-cell-address="Sheet1.Q16" table:end-x="0.248in" table:end-y="0.1768in" draw:z-index="0" draw:name="Chart 2" draw:style-name="gr1" svg:width="5.024in" svg:height="2.8039in" svg:x="0.5819in" svg:y="0.0949in">
              <draw:object draw:notify-on-update-of-ranges="Sheet1.A5:Sheet1.A15 Sheet1.B4:Sheet1.B4 Sheet1.B5:Sheet1.B15 Sheet1.C4:Sheet1.C4 Sheet1.C5:Sheet1.C15 Sheet1.D4:Sheet1.D4 Sheet1.D5:Sheet1.D15 Sheet1.E4:Sheet1.E4 Sheet1.E5:Sheet1.E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Average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 table:formula="of:=AVERAGE([.B6:.D6])" office:value-type="float" office:value="298.333333333333">
            <text:p>298.3333333333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16">
            <text:p>216</text:p>
          </table:table-cell>
          <table:table-cell table:formula="of:=AVERAGE([.B7:.D7])" office:value-type="float" office:value="216.333333333333">
            <text:p>216.333333333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table:formula="of:=AVERAGE([.B8:.D8])" office:value-type="float" office:value="195.333333333333">
            <text:p>195.333333333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AVERAGE([.B9:.D9])" office:value-type="float" office:value="188.666666666667">
            <text:p>188.6666666667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89">
            <text:p>189</text:p>
          </table:table-cell>
          <table:table-cell table:formula="of:=AVERAGE([.B10:.D10])" office:value-type="float" office:value="189.333333333333">
            <text:p>189.333333333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table:formula="of:=AVERAGE([.B11:.D11])" office:value-type="float" office:value="186.333333333333">
            <text:p>186.3333333333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table:formula="of:=AVERAGE([.B12:.D12])" office:value-type="float" office:value="185.333333333333">
            <text:p>185.3333333333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85">
            <text:p>185</text:p>
          </table:table-cell>
          <table:table-cell table:formula="of:=AVERAGE([.B13:.D13])" office:value-type="float" office:value="185.333333333333">
            <text:p>185.3333333333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table:formula="of:=AVERAGE([.B14:.D14])" office:value-type="float" office:value="181.666666666667">
            <text:p>181.6666666667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188">
            <text:p>188</text:p>
          </table:table-cell>
          <table:table-cell table:formula="of:=AVERAGE([.B15:.D15])" office:value-type="float" office:value="188">
            <text:p>18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Q33" table:end-x="0.3in" table:end-y="0.0098in" draw:z-index="1" draw:name="Chart 3" draw:style-name="gr1" svg:width="5.024in" svg:height="2.7902in" svg:x="0.6339in" svg:y="0.1358in">
              <draw:object draw:notify-on-update-of-ranges="Sheet1.E4:Sheet1.E4 Sheet1.E5:Sheet1.E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58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53b38" draw:fill-color="#953b38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24543" draw:fill-color="#b24543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c77978" draw:fill-color="#c77978"/>
      <style:text-properties fo:font-size="10pt" style:font-size-asian="10pt" style:font-size-complex="10pt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d9b0b0" draw:fill-color="#d9b0b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legend chart:legend-position="end" svg:x="10.815cm" svg:y="2.591cm" chart:style-name="ch2"/>
        <chart:plot-area chart:style-name="ch3" table:cell-range-address="Sheet1.A4:Sheet1.E15" chart:data-source-has-labels="both" svg:x="0.705cm" svg:y="0.703cm" svg:width="9.6cm" svg:height="5.858cm">
          <chartooo:coordinate-region svg:x="1.512cm" svg:y="0.902cm" svg:width="8.606cm" svg:height="5.01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D5:Sheet1.D15" chart:label-cell-address="Sheet1.D4:Sheet1.D4" chart:class="chart:line">
            <chart:data-point chart:repeated="11"/>
          </chart:series>
          <chart:series chart:style-name="ch10" chart:values-cell-range-address="Sheet1.E5:Sheet1.E15" chart:label-cell-address="Sheet1.E4:Sheet1.E4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Three</text:p>
                <draw:g>
                  <svg:desc>Sheet1.D4:Sheet1.D4</svg:desc>
                </draw:g>
              </table:table-cell>
              <table:table-cell office:value-type="string">
                <text:p>Averag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  <table:table-cell office:value-type="float" office:value="296">
                <text:p>296</text:p>
              </table:table-cell>
              <table:table-cell office:value-type="float" office:value="300">
                <text:p>300</text:p>
              </table:table-cell>
              <table:table-cell office:value-type="float" office:value="298.333333333333">
                <text:p>298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16.333333333333">
                <text:p>216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95.333333333333">
                <text:p>195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88.666666666667">
                <text:p>188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6.333333333333">
                <text:p>186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  <table:table-cell office:value-type="float" office:value="180">
                <text:p>180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2cm" svg:height="7.088cm" xlink:href=".." xlink:type="simple" chart:class="chart:line" chart:style-name="ch1">
        <chart:title svg:x="5.182cm" svg:y="0.276cm" chart:style-name="ch2">
          <text:p>Average</text:p>
        </chart:title>
        <chart:legend chart:legend-position="end" svg:x="10.815cm" svg:y="3.249cm" chart:style-name="ch3"/>
        <chart:plot-area chart:style-name="ch4" table:cell-range-address="Sheet1.E4:Sheet1.E15" chart:data-source-has-labels="row" svg:x="0.705cm" svg:y="1.85cm" svg:width="9.6cm" svg:height="4.677cm">
          <chartooo:coordinate-region svg:x="1.512cm" svg:y="2.05cm" svg:width="8.606cm" svg:height="3.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15" chart:label-cell-address="Sheet1.E4:Sheet1.E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333333333333">
                <text:p>298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.333333333333">
                <text:p>216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.333333333333">
                <text:p>195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.666666666667">
                <text:p>188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.333333333333">
                <text:p>186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